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00C131D7F829873A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261000001CBD553C15A95D85936.png" manifest:media-type="image/png"/>
  <manifest:file-entry manifest:full-path="Pictures/1006B23E00002EDE0000234C204DC64B0239833B.svg" manifest:media-type="image/svg+xml"/>
  <manifest:file-entry manifest:full-path="Pictures/1000020100000269000001CB63304B91402523DD.png" manifest:media-type="image/png"/>
  <manifest:file-entry manifest:full-path="Pictures/1000020100000268000001CB743B1F991E282542.png" manifest:media-type="image/png"/>
  <manifest:file-entry manifest:full-path="Pictures/1000020100000268000001CB012CBFF03BDA1FEC.png" manifest:media-type="image/png"/>
  <manifest:file-entry manifest:full-path="Pictures/100636B700002F6B0000234CA8FD0E6815432310.svg" manifest:media-type="image/svg+xml"/>
  <manifest:file-entry manifest:full-path="Pictures/100002010000011B000000BF2FCD1F9ED26F6898.png" manifest:media-type="image/png"/>
  <manifest:file-entry manifest:full-path="Pictures/100002010000017E000001108015B06876A2E50B.png" manifest:media-type="image/png"/>
  <manifest:file-entry manifest:full-path="Pictures/10000201000001A30000010FD885AD6C5DAA24CC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A30000010F67DA2D693AA2F4B3.png" manifest:media-type="image/png"/>
  <manifest:file-entry manifest:full-path="Pictures/1000020100000269000001CB957593783F09C4DA.png" manifest:media-type="image/png"/>
  <manifest:file-entry manifest:full-path="Pictures/1006139200002F6B0000234C8E01A44C78512594.svg" manifest:media-type="image/svg+xml"/>
  <manifest:file-entry manifest:full-path="Pictures/10024A650000203C000014D6266168B849424DCB.svg" manifest:media-type="image/svg+xml"/>
  <manifest:file-entry manifest:full-path="Pictures/100000000000030100000107E2E6F083CDC1C7FE.png" manifest:media-type="image/png"/>
  <manifest:file-entry manifest:full-path="Pictures/10000000000001C2000001288B1B474C9C9B2AE6.jpg" manifest:media-type="image/jpeg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00201000001FD000001FD8E52392D1C273AA6.png" manifest:media-type="image/png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201000004E40000018FC0751BBE5D4A44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>
        <style:tab-stops>
          <style:tab-stop style:position="6.988cm"/>
        </style:tab-stops>
      </style:paragraph-properties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loext:graphic-properties draw:fill="solid" draw:fill-color="#ff9900"/>
      <style:paragraph-properties fo:text-align="center"/>
    </style:style>
    <style:style style:name="P23" style:family="paragraph">
      <loext:graphic-properties draw:fill="solid" draw:fill-color="#33cc00"/>
      <style:paragraph-properties fo:text-align="center"/>
    </style:style>
    <style:style style:name="P24" style:family="paragraph">
      <loext:graphic-properties draw:fill="solid" draw:fill-color="#3366ff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font-size="12pt"/>
    </style:style>
    <style:style style:name="P32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4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5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6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.5cm" fo:margin-right="0cm" fo:text-indent="-0.5cm"/>
    </style:style>
    <style:style style:name="P40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20pt" fo:font-weight="bold" style:font-size-asian="16pt" style:font-weight-asian="bold" style:font-size-complex="16pt" style:font-weight-complex="bold"/>
    </style:style>
    <style:style style:name="T56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24. Februar 2024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offiziell 3h, nach Belieben bis 4h</text:span></text:p>
              <text:p><text:span text:style-name="T2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5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7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8" draw:layer="layout" svg:width="2cm" svg:height="2cm" svg:x="3.1cm" svg:y="7.157cm">
            <text:p text:style-name="P11"><text:span text:style-name="T11">Strom-</text:span></text:p>
            <text:p text:style-name="P11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2.4cm" svg:height="2.4cm" svg:x="9.9cm" svg:y="6.957cm">
            <text:p text:style-name="P11"><text:span text:style-name="T11">Last,</text:span></text:p>
            <text:p text:style-name="P11"><text:span text:style-name="T11">Verbrau-</text:span></text:p>
            <text:p text:style-name="P11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9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20" draw:layer="layout" svg:width="2.479cm" svg:height="0.84cm" svg:x="4.634cm" svg:y="10.557cm">
            <draw:text-box>
              <text:p text:style-name="P9"><text:span text:style-name="T11">0 V, GND</text:span></text:p>
            </draw:text-box>
          </draw:frame>
          <draw:frame draw:style-name="gr35" draw:text-style-name="P20" draw:layer="layout" svg:width="2.411cm" svg:height="1.429cm" svg:x="4.668cm" svg:y="4.357cm">
            <draw:text-box>
              <text:p text:style-name="P9"><text:span text:style-name="T11">Potential</text:span></text:p>
              <text:p text:style-name="P9"><text:span text:style-name="T11">+5 V</text:span></text:p>
            </draw:text-box>
          </draw:frame>
          <draw:frame draw:style-name="gr36" draw:text-style-name="P20" draw:layer="layout" svg:width="2.517cm" svg:height="1.429cm" svg:x="8.085cm" svg:y="3.957cm">
            <draw:text-box>
              <text:p text:style-name="P9"><text:span text:style-name="T11">Strom</text:span></text:p>
              <text:p text:style-name="P9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20" draw:layer="layout" svg:width="2.517cm" svg:height="0.84cm" svg:x="8.085cm" svg:y="10.957cm">
            <draw:text-box>
              <text:p text:style-name="P9"><text:span text:style-name="T11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20" draw:layer="layout" svg:width="0.786cm" svg:height="0.84cm" svg:x="3.314cm" svg:y="6.321cm">
            <draw:text-box>
              <text:p text:style-name="P9"><text:span text:style-name="T11">+</text:span></text:p>
            </draw:text-box>
          </draw:frame>
          <draw:frame draw:style-name="gr40" draw:text-style-name="P20" draw:layer="layout" svg:width="0.786cm" svg:height="0.84cm" svg:x="3.314cm" svg:y="9.157cm">
            <draw:text-box>
              <text:p text:style-name="P9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2FCD1F9ED26F6898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D885AD6C5DAA24CC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67DA2D693AA2F4B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268000001CB012CBFF03BDA1FEC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4" draw:text-style-name="P21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1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2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8015B06876A2E50B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6" draw:layer="layout" svg:width="21.676cm" svg:height="7.128cm" svg:x="5.162cm" svg:y="3.811cm">
          <draw:text-box>
            <text:p text:style-name="P25"><text:span text:style-name="T14">// the setup function runs once when you press reset or power the board</text:span></text:p>
            <text:p text:style-name="P25"><text:span text:style-name="T15">void</text:span><text:span text:style-name="T16"> </text:span><text:span text:style-name="T17">setup</text:span><text:span text:style-name="T16">() {</text:span></text:p>
            <text:p text:style-name="P25"><text:span text:style-name="T16"><text:s/> </text:span><text:span text:style-name="T14">// initialize digital pin LED_BUILTIN as an output.</text:span></text:p>
            <text:p text:style-name="P25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5"><text:span text:style-name="T16">}</text:span></text:p>
            <text:p text:style-name="P25"><text:span text:style-name="T16"/></text:p>
            <text:p text:style-name="P25"><text:span text:style-name="T14">// the loop function runs over and over again forever</text:span></text:p>
            <text:p text:style-name="P25"><text:span text:style-name="T15">void</text:span><text:span text:style-name="T16"> </text:span><text:span text:style-name="T17">loop</text:span><text:span text:style-name="T16">() {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5" draw:text-style-name="P27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1" draw:text-style-name="P30" draw:layer="layout" svg:width="1.315cm" svg:height="0.755cm" svg:x="17.785cm" svg:y="6.6cm">
            <draw:text-box>
              <text:p text:style-name="P29"><text:span text:style-name="T9">D2</text:span></text:p>
            </draw:text-box>
          </draw:frame>
          <draw:frame draw:style-name="gr82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1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3" draw:layer="layout" svg:width="11.7cm" svg:height="1.599cm" svg:x="15.5cm" svg:y="11.591cm">
          <draw:text-box>
            <text:p text:style-name="P32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30" draw:layer="layout" svg:width="6.8cm" svg:height="0.755cm" svg:x="8.4cm" svg:y="11.8cm">
          <draw:text-box>
            <text:p text:style-name="P29"><text:span text:style-name="T9">Gross-/Kleinschreibung beachten</text:span></text:p>
          </draw:text-box>
        </draw:frame>
        <draw:frame draw:style-name="gr89" draw:text-style-name="P30" draw:layer="layout" svg:width="9.2cm" svg:height="2.342cm" svg:x="6cm" svg:y="5.7cm">
          <draw:text-box>
            <text:p text:style-name="P29"><text:span text:style-name="T9">Variable</text:span></text:p>
            <text:p text:style-name="P29"><text:span text:style-name="T9">Datentyp: </text:span><text:span text:style-name="T30">int</text:span><text:span text:style-name="T9"> = Ganzzahl</text:span></text:p>
            <text:p text:style-name="P29"><text:span text:style-name="T9">gültig innerhalb des nächstäusseren </text:span><text:span text:style-name="T30">{}</text:span><text:span text:style-name="T9">-Blocks</text:span></text:p>
            <text:p text:style-name="P29"><text:span text:style-name="T30">=</text:span><text:span text:style-name="T9">: Zuweisung</text:span></text:p>
          </draw:text-box>
        </draw:frame>
        <draw:frame draw:style-name="gr90" draw:text-style-name="P30" draw:layer="layout" svg:width="6.8cm" svg:height="1.788cm" svg:x="8.4cm" svg:y="8.341cm">
          <draw:text-box>
            <text:p text:style-name="P29"><text:span text:style-name="T9">Entscheidung</text:span></text:p>
            <text:p text:style-name="P29"><text:span text:style-name="T9">wenn/dann/sonst</text:span></text:p>
            <text:p text:style-name="P29"><text:span text:style-name="T30">==</text:span><text:span text:style-name="T9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8E52392D1C273AA6.png" xlink:type="simple" xlink:show="embed" xlink:actuate="onLoad"/>
        </draw:frame>
        <draw:frame draw:style-name="gr92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4" draw:layer="layout" svg:width="9.4cm" svg:height="9.244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5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5"><text:span text:style-name="T34"><text:s/>   </text:span><text:span text:style-name="T34">brightness </text:span><text:span text:style-name="T37">+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5"><text:span text:style-name="T34"><text:s/>   </text:span><text:span text:style-name="T34">brightness </text:span><text:span text:style-name="T37">-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269000001CB63304B91402523DD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5" draw:layer="layout" svg:width="9.4cm" svg:height="8.186cm" svg:x="16.4cm" svg:y="3.253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}</text:span></text:p>
          </draw:text-box>
        </draw:frame>
        <draw:frame draw:style-name="gr94" draw:text-style-name="P37" draw:layer="layout" svg:width="6.569cm" svg:height="1.805cm" svg:x="17.816cm" svg:y="11.995cm">
          <draw:text-box>
            <text:p text:style-name="P36"><text:span text:style-name="T45">value</text:span> =<text:tab/>0<text:tab/>…<text:tab/>1023</text:p>
            <text:p text:style-name="P36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2" draw:layer="layout" svg:width="4.46cm" svg:height="1.009cm" svg:x="1.6cm" svg:y="12cm">
          <draw:text-box>
            <text:p>Potentiometer</text:p>
          </draw:text-box>
        </draw:frame>
        <draw:frame draw:style-name="gr97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261000001CBD553C15A95D85936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5" draw:layer="layout" svg:width="9.4cm" svg:height="10.302cm" svg:x="2.9cm" svg:y="3.2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<text:s/> </text:span><text:span text:style-name="T43">delay</text:span><text:span text:style-name="T44">(200);</text:span></text:p>
            <text:p text:style-name="P25"><text:span text:style-name="T39">}</text:span></text:p>
          </draw:text-box>
        </draw:frame>
        <draw:custom-shape draw:style-name="gr99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6cm" svg:y="5.34cm" svg:viewBox="0 0 800 1000" draw:points="0,0 800,0 800,1000">
          <text:p/>
        </draw:polyline>
        <draw:custom-shape draw:style-name="gr101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5" draw:layer="layout" svg:width="9.4cm" svg:height="1.4cm" svg:x="2.9cm" svg:y="9.02cm">
          <draw:text-box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03" draw:text-style-name="P38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4" draw:text-style-name="P31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4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4" draw:layer="layout" svg:width="9.4cm" svg:height="7.128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5"><text:span text:style-name="T34"><text:s/> </text:span><text:span text:style-name="T36">delay</text:span><text:span text:style-name="T34">(2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600);</text:span></text:p>
            <text:p text:style-name="P25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957593783F09C4DA.png" xlink:type="simple" xlink:show="embed" xlink:actuate="onLoad"/>
        </draw:frame>
        <draw:frame draw:style-name="gr105" draw:text-style-name="P16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39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6" draw:text-style-name="P40" draw:layer="layout" svg:width="7.906cm" svg:height="4.041cm" svg:x="17.894cm" svg:y="3.253cm">
          <draw:text-box>
            <text:p text:style-name="P36"><text:span text:style-name="T49">Programm:</text:span></text:p>
            <text:p text:style-name="P36"><text:span text:style-name="T49"/></text:p>
            <text:p text:style-name="P36"><text:span text:style-name="T49">Datei ▸ Beispiele</text:span></text:p>
            <text:p text:style-name="P36"><text:span text:style-name="T49">▸ </text:span><text:span text:style-name="T49">10.StarterKit_BasicKit</text:span></text:p>
            <text:p text:style-name="P36"><text:span text:style-name="T49">▸ </text:span><text:span text:style-name="T49">p05_ServoMoodIndicator</text:span></text:p>
          </draw:text-box>
        </draw:frame>
        <draw:frame draw:style-name="gr91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00C131D7F829873A.png" xlink:type="simple" xlink:show="embed" xlink:actuate="onLoad"/>
        </draw:frame>
        <draw:frame draw:style-name="gr107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2" draw:layer="layout" svg:width="25.2cm" svg:height="4.4cm" svg:x="1.4cm" svg:y="8.419cm" presentation:class="outline" presentation:user-transformed="true">
          <draw:text-box>
            <text:p text:style-name="P41"><text:span text:style-name="T55">Präsentationsfolien:</text:span></text:p>
            <text:p text:style-name="P41"><text:span text:style-name="T56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08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3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4-02-23T14:50:07.487284944</dc:date>
    <meta:editing-duration>P2DT2H39M32S</meta:editing-duration>
    <meta:editing-cycles>60</meta:editing-cycles>
    <meta:generator>LibreOffice/5.3.5.2$MacOSX_X86_64 LibreOffice_project/50d9bf2b0a79cdb85a3814b592608037a682059d</meta:generator>
    <meta:print-date>2022-11-04T16:23:31.944260079</meta:print-date>
    <meta:document-statistic meta:object-count="370"/>
  </office:meta>
</office:document-meta>
</file>